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64cm"/>
    </style:style>
    <style:style style:name="co2" style:family="table-column">
      <style:table-column-properties fo:break-before="auto" style:column-width="1.586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2.279cm"/>
    </style:style>
    <style:style style:name="co5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2.16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100"/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0.000163452">
            <text:p>0,000163452</text:p>
          </table:table-cell>
          <table:table-cell office:value-type="float" office:value="1.41667">
            <text:p>1,41667</text:p>
          </table:table-cell>
          <table:table-cell office:value-type="float" office:value="0.401575">
            <text:p>0,401575</text:p>
          </table:table-cell>
          <table:table-cell office:value-type="float" office:value="0.0833606">
            <text:p>0,0833606</text:p>
          </table:table-cell>
          <table:table-cell office:value-type="float" office:value="1.79631">
            <text:p>1,79631</text:p>
          </table:table-cell>
          <table:table-cell office:value-type="float" office:value="0.0020084">
            <text:p>0,0020084</text:p>
          </table:table-cell>
          <table:table-cell office:value-type="float" office:value="0.339844">
            <text:p>0,339844</text:p>
          </table:table-cell>
          <table:table-cell office:value-type="float" office:value="0.0240059">
            <text:p>0,0240059</text:p>
          </table:table-cell>
          <table:table-cell office:value-type="float" office:value="0.027431">
            <text:p>0,027431</text:p>
          </table:table-cell>
          <table:table-cell office:value-type="float" office:value="0.971821">
            <text:p>0,971821</text:p>
          </table:table-cell>
          <table:table-cell office:value-type="float" office:value="0.202375">
            <text:p>0,202375</text:p>
          </table:table-cell>
          <table:table-cell table:style-name="ce2" office:value-type="string">
            <text:p>1,7993</text:p>
          </table:table-cell>
        </table:table-row>
        <table:table-row table:style-name="ro1">
          <table:table-cell office:value-type="float" office:value="0.000606122">
            <text:p>0,000606122</text:p>
          </table:table-cell>
          <table:table-cell office:value-type="float" office:value="1.66667">
            <text:p>1,66667</text:p>
          </table:table-cell>
          <table:table-cell office:value-type="float" office:value="0.511811">
            <text:p>0,511811</text:p>
          </table:table-cell>
          <table:table-cell office:value-type="float" office:value="-0.0605617">
            <text:p>-0,0605617</text:p>
          </table:table-cell>
          <table:table-cell office:value-type="float" office:value="1.51567">
            <text:p>1,51567</text:p>
          </table:table-cell>
          <table:table-cell office:value-type="float" office:value="0.00449938">
            <text:p>0,00449938</text:p>
          </table:table-cell>
          <table:table-cell office:value-type="float" office:value="0.40625">
            <text:p>0,40625</text:p>
          </table:table-cell>
          <table:table-cell office:value-type="float" office:value="0.0208446">
            <text:p>0,0208446</text:p>
          </table:table-cell>
          <table:table-cell office:value-type="float" office:value="0.0141507">
            <text:p>0,0141507</text:p>
          </table:table-cell>
          <table:table-cell office:value-type="float" office:value="0.571037">
            <text:p>0,571037</text:p>
          </table:table-cell>
          <table:table-cell office:value-type="float" office:value="0.240872">
            <text:p>0,240872</text:p>
          </table:table-cell>
          <table:table-cell office:value-type="float" office:value="4.66709">
            <text:p>4,66709</text:p>
          </table:table-cell>
        </table:table-row>
        <table:table-row table:style-name="ro1">
          <table:table-cell office:value-type="float" office:value="0.000502536">
            <text:p>0,000502536</text:p>
          </table:table-cell>
          <table:table-cell office:value-type="float" office:value="1.39286">
            <text:p>1,39286</text:p>
          </table:table-cell>
          <table:table-cell office:value-type="float" office:value="0.307087">
            <text:p>0,307087</text:p>
          </table:table-cell>
          <table:table-cell office:value-type="float" office:value="-0.00118781">
            <text:p>-0,00118781</text:p>
          </table:table-cell>
          <table:table-cell office:value-type="float" office:value="0.0376237">
            <text:p>0,0376237</text:p>
          </table:table-cell>
          <table:table-cell office:value-type="float" office:value="0.00255548">
            <text:p>0,00255548</text:p>
          </table:table-cell>
          <table:table-cell office:value-type="float" office:value="0.261719">
            <text:p>0,261719</text:p>
          </table:table-cell>
          <table:table-cell office:value-type="float" office:value="0.0103098">
            <text:p>0,0103098</text:p>
          </table:table-cell>
          <table:table-cell office:value-type="float" office:value="0.0208678">
            <text:p>0,0208678</text:p>
          </table:table-cell>
          <table:table-cell office:value-type="float" office:value="0.855209">
            <text:p>0,855209</text:p>
          </table:table-cell>
          <table:table-cell office:value-type="float" office:value="0.27247">
            <text:p>0,27247</text:p>
          </table:table-cell>
          <table:table-cell office:value-type="float" office:value="2.88124">
            <text:p>2,88124</text:p>
          </table:table-cell>
        </table:table-row>
        <table:table-row table:style-name="ro1">
          <table:table-cell office:value-type="float" office:value="0.000171725">
            <text:p>0,000171725</text:p>
          </table:table-cell>
          <table:table-cell office:value-type="float" office:value="1.90909">
            <text:p>1,90909</text:p>
          </table:table-cell>
          <table:table-cell office:value-type="float" office:value="0.165354">
            <text:p>0,165354</text:p>
          </table:table-cell>
          <table:table-cell office:value-type="float" office:value="0.00613918">
            <text:p>0,00613918</text:p>
          </table:table-cell>
          <table:table-cell office:value-type="float" office:value="0.0953091">
            <text:p>0,0953091</text:p>
          </table:table-cell>
          <table:table-cell office:value-type="float" office:value="0.00049726">
            <text:p>0,00049726</text:p>
          </table:table-cell>
          <table:table-cell office:value-type="float" office:value="0.125">
            <text:p>0,125</text:p>
          </table:table-cell>
          <table:table-cell office:value-type="float" office:value="0.00517729">
            <text:p>0,00517729</text:p>
          </table:table-cell>
          <table:table-cell office:value-type="float" office:value="0.0222796">
            <text:p>0,0222796</text:p>
          </table:table-cell>
          <table:table-cell office:value-type="float" office:value="0.916079">
            <text:p>0,916079</text:p>
          </table:table-cell>
          <table:table-cell office:value-type="float" office:value="0.276533">
            <text:p>0,276533</text:p>
          </table:table-cell>
          <table:table-cell office:value-type="float" office:value="2.72565">
            <text:p>2,72565</text:p>
          </table:table-cell>
        </table:table-row>
        <table:table-row table:style-name="ro1">
          <table:table-cell office:value-type="float" office:value="0.000280179">
            <text:p>0,000280179</text:p>
          </table:table-cell>
          <table:table-cell office:value-type="float" office:value="2.06452">
            <text:p>2,06452</text:p>
          </table:table-cell>
          <table:table-cell office:value-type="float" office:value="0.503937">
            <text:p>0,503937</text:p>
          </table:table-cell>
          <table:table-cell office:value-type="float" office:value="-0.0345421">
            <text:p>-0,0345421</text:p>
          </table:table-cell>
          <table:table-cell office:value-type="float" office:value="0.971273">
            <text:p>0,971273</text:p>
          </table:table-cell>
          <table:table-cell office:value-type="float" office:value="0.00325594">
            <text:p>0,00325594</text:p>
          </table:table-cell>
          <table:table-cell office:value-type="float" office:value="0.371094">
            <text:p>0,371094</text:p>
          </table:table-cell>
          <table:table-cell office:value-type="float" office:value="0.0275257">
            <text:p>0,0275257</text:p>
          </table:table-cell>
          <table:table-cell office:value-type="float" office:value="0.0260033">
            <text:p>0,0260033</text:p>
          </table:table-cell>
          <table:table-cell office:value-type="float" office:value="0.952445">
            <text:p>0,952445</text:p>
          </table:table-cell>
          <table:table-cell office:value-type="float" office:value="0.231491">
            <text:p>0,231491</text:p>
          </table:table-cell>
          <table:table-cell office:value-type="float" office:value="2.32955">
            <text:p>2,32955</text:p>
          </table:table-cell>
        </table:table-row>
        <table:table-row table:style-name="ro1">
          <table:table-cell office:value-type="float" office:value="0.000235784">
            <text:p>0,000235784</text:p>
          </table:table-cell>
          <table:table-cell table:style-name="ce1" office:value-type="float" office:value="2.6">
            <text:p>2,6</text:p>
          </table:table-cell>
          <table:table-cell office:value-type="float" office:value="0.511811">
            <text:p>0,511811</text:p>
          </table:table-cell>
          <table:table-cell office:value-type="float" office:value="0.0313593">
            <text:p>0,0313593</text:p>
          </table:table-cell>
          <table:table-cell office:value-type="float" office:value="0.810543">
            <text:p>0,810543</text:p>
          </table:table-cell>
          <table:table-cell office:value-type="float" office:value="0.00263756">
            <text:p>0,00263756</text:p>
          </table:table-cell>
          <table:table-cell office:value-type="float" office:value="0.351562">
            <text:p>0,351562</text:p>
          </table:table-cell>
          <table:table-cell office:value-type="float" office:value="0.0290856">
            <text:p>0,0290856</text:p>
          </table:table-cell>
          <table:table-cell office:value-type="float" office:value="0.027923">
            <text:p>0,027923</text:p>
          </table:table-cell>
          <table:table-cell office:value-type="float" office:value="0.988079">
            <text:p>0,988079</text:p>
          </table:table-cell>
          <table:table-cell office:value-type="float" office:value="0.208019">
            <text:p>0,208019</text:p>
          </table:table-cell>
          <table:table-cell office:value-type="float" office:value="2.09353">
            <text:p>2,0935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formula="of:=MIN([.A1:.A6])" office:value-type="float" office:value="0.000163452">
            <text:p>0,000163452</text:p>
          </table:table-cell>
          <table:table-cell table:formula="of:=MIN([.B1:.B6])" office:value-type="float" office:value="1.39286">
            <text:p>1,39286</text:p>
          </table:table-cell>
          <table:table-cell table:formula="of:=MIN([.C1:.C6])" office:value-type="float" office:value="0.165354">
            <text:p>0,165354</text:p>
          </table:table-cell>
          <table:table-cell table:formula="of:=MIN([.D1:.D6])" office:value-type="float" office:value="-0.0605617">
            <text:p>-0,0605617</text:p>
          </table:table-cell>
          <table:table-cell table:formula="of:=MIN([.E1:.E6])" office:value-type="float" office:value="0.0376237">
            <text:p>0,0376237</text:p>
          </table:table-cell>
          <table:table-cell table:formula="of:=MIN([.F1:.F6])" office:value-type="float" office:value="0.00049726">
            <text:p>0,00049726</text:p>
          </table:table-cell>
          <table:table-cell table:formula="of:=MIN([.G1:.G6])" office:value-type="float" office:value="0.125">
            <text:p>0,125</text:p>
          </table:table-cell>
          <table:table-cell table:formula="of:=MIN([.H1:.H6])" office:value-type="float" office:value="0.00517729">
            <text:p>0,00517729</text:p>
          </table:table-cell>
          <table:table-cell table:formula="of:=MIN([.I1:.I6])" office:value-type="float" office:value="0.0141507">
            <text:p>0,0141507</text:p>
          </table:table-cell>
          <table:table-cell table:formula="of:=MIN([.J1:.J6])" office:value-type="float" office:value="0.571037">
            <text:p>0,571037</text:p>
          </table:table-cell>
          <table:table-cell table:formula="of:=MIN([.K1:.K6])" office:value-type="float" office:value="0.202375">
            <text:p>0,202375</text:p>
          </table:table-cell>
          <table:table-cell table:formula="of:=MIN([.L1:.L6])" office:value-type="float" office:value="2.09353">
            <text:p>2,09353</text:p>
          </table:table-cell>
        </table:table-row>
        <table:table-row table:style-name="ro1">
          <table:table-cell table:formula="of:=MAX([.A1:.A6])" office:value-type="float" office:value="0.000606122">
            <text:p>0,000606122</text:p>
          </table:table-cell>
          <table:table-cell table:formula="of:=MAX([.B1:.B6])" office:value-type="float" office:value="2.6">
            <text:p>2,6</text:p>
          </table:table-cell>
          <table:table-cell table:formula="of:=MAX([.C1:.C6])" office:value-type="float" office:value="0.511811">
            <text:p>0,511811</text:p>
          </table:table-cell>
          <table:table-cell table:formula="of:=MAX([.D1:.D6])" office:value-type="float" office:value="0.0833606">
            <text:p>0,0833606</text:p>
          </table:table-cell>
          <table:table-cell table:formula="of:=MAX([.E1:.E6])" office:value-type="float" office:value="1.79631">
            <text:p>1,79631</text:p>
          </table:table-cell>
          <table:table-cell table:formula="of:=MAX([.F1:.F6])" office:value-type="float" office:value="0.00449938">
            <text:p>0,00449938</text:p>
          </table:table-cell>
          <table:table-cell table:formula="of:=MAX([.G1:.G6])" office:value-type="float" office:value="0.40625">
            <text:p>0,40625</text:p>
          </table:table-cell>
          <table:table-cell table:formula="of:=MAX([.H1:.H6])" office:value-type="float" office:value="0.0290856">
            <text:p>0,0290856</text:p>
          </table:table-cell>
          <table:table-cell table:formula="of:=MAX([.I1:.I6])" office:value-type="float" office:value="0.027923">
            <text:p>0,027923</text:p>
          </table:table-cell>
          <table:table-cell table:formula="of:=MAX([.J1:.J6])" office:value-type="float" office:value="0.988079">
            <text:p>0,988079</text:p>
          </table:table-cell>
          <table:table-cell table:formula="of:=MAX([.K1:.K6])" office:value-type="float" office:value="0.276533">
            <text:p>0,276533</text:p>
          </table:table-cell>
          <table:table-cell table:formula="of:=MAX([.L1:.L6])" office:value-type="float" office:value="4.66709">
            <text:p>4,6670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7">27.05.2012</text:date>, <text:time>15:27:5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27T15:27:56</dc:date>
    <dc:creator>tomko </dc:creator>
    <meta:document-statistic meta:table-count="1" meta:cell-count="96" meta:object-count="0"/>
    <meta:generator>LibreOffice/3.4$Unix LibreOffice_project/340m1$Build-602</meta:generator>
  </office:meta>
</office:document-meta>
</file>